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4bcf60">
      <style:paragraph-properties/>
      <style:text-properties/>
    </style:style>
    <style:style style:family="paragraph" style:name="ac73c19">
      <style:paragraph-properties/>
      <style:text-properties/>
    </style:style>
    <style:style style:family="paragraph" style:name="ac6235f">
      <style:paragraph-properties/>
      <style:text-properties/>
    </style:style>
    <style:style style:family="paragraph" style:name="aa5de56">
      <style:paragraph-properties/>
      <style:text-properties/>
    </style:style>
    <style:style style:family="paragraph" style:name="ae935aa">
      <style:paragraph-properties/>
      <style:text-properties/>
    </style:style>
  </office:automatic-styles>
  <office:body>
    <office:text>
      <text:p text:style-name="a4bcf60">Überschrift1</text:p>
      <text:p text:style-name="ac73c19"/>
      <text:p text:style-name="ac6235f">Standard</text:p>
      <text:p text:style-name="aa5de56"/>
      <text:p text:style-name="ae935aa">Überschrift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parent-style-name="default_paragraph_style">
      <style:paragraph-properties/>
      <style:text-properties fo:color="#4F81BD" fo:font-size="13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25S</meta:editing-duration>
  </office:meta>
</office:document-meta>
</file>